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7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11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15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Segoe UI'" style:font-family-asian="'Segoe UI'" style:font-family-complex="'Segoe UI'" fo:background-color="transparent" style:use-window-font-color="true"/>
    </style:style>
    <style:style style:name="T19" style:family="text">
      <style:text-properties fo:font-size="12.00pt" fo:font-weight="normal" fo:font-family="'Segoe UI'" style:font-family-asian="'Segoe UI'" style:font-family-complex="'Segoe UI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8.00pt" fo:text-indent="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Student table is not in BCNF because StdAddress, StdCity, StdState -&gt; StdZip; or if StdZip is a 9-digit zip code, then StdZip -&gt; Std City, StdState.<text:s text:c="2"/>I would suggest moving forward with a 9-digit zip code design, and split the Student table into two with StdZip as the primary key of the new table.</text:span></text:p>
      <text:p text:style-name="P1"><text:span text:style-name="T2"/></text:p>
      <text:p text:style-name="P1"><text:span text:style-name="T3">The final tables would be as follows:</text:span></text:p>
      <text:p text:style-name="P1"><text:span text:style-name="T4"/></text:p>
      <text:p text:style-name="P2"><text:span text:style-name="T5">Student (</text:span><text:span text:style-name="T6">StdNo</text:span><text:span text:style-name="T7">, StdName, StdEmail, StdAddress, StdZip9)</text:span></text:p>
      <text:p text:style-name="P2"><text:span text:style-name="T7"><text:tab/><text:tab/>UNIQUE (StdEmail)</text:span></text:p>
      <text:p text:style-name="P2"><text:span text:style-name="T7"><text:tab/><text:tab/>FOREIGN KEY StdZip9 REFERENCES Zipcode</text:span></text:p>
      <text:p text:style-name="P2"><text:span text:style-name="T8"/></text:p>
      <text:p text:style-name="P2"><text:span text:style-name="T9">Zipcode (</text:span><text:span text:style-name="T10">StdZip9</text:span><text:span text:style-name="T11">, StdCity, StdState)</text:span></text:p>
      <text:p text:style-name="P2"><text:span text:style-name="T12"/></text:p>
      <text:p text:style-name="P2"><text:span text:style-name="T13">Lender (</text:span><text:span text:style-name="T14">LenderNo</text:span><text:span text:style-name="T15">, LenderName)UNIQUE (LenderName)</text:span></text:p>
      <text:p text:style-name="P2"><text:span text:style-name="T16"/></text:p>
      <text:p text:style-name="P2"><text:span text:style-name="T17">Institution (</text:span><text:span text:style-name="T18">InstNo</text:span><text:span text:style-name="T19">, InstName, MascotID)</text:span></text:p>
      <text:p text:style-name="P2"><text:span text:style-name="T19"><text:tab/><text:tab/>UNIQUE (InstName)</text:span></text:p>
      <text:p text:style-name="P3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